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entury" svg:font-family="Century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entury" style:font-name-asian="Century" style:font-name-complex="Century" fo:font-size="36pt" style:font-size-asian="36pt" style:font-size-complex="36pt" style:font-family-generic="roman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fo:background-color="#C0E6F5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Hiperv_237_nculo" style:data-style-name="N0">
      <style:text-properties fo:color="#467886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1034375cm"/>
    </style:style>
    <style:style style:name="co2" style:family="table-column">
      <style:table-column-properties fo:break-before="auto" style:column-width="8.36083333333333cm"/>
    </style:style>
    <style:style style:name="co3" style:family="table-column">
      <style:table-column-properties fo:break-before="auto" style:column-width="9.4323958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8" table:number-rows-spanned="4" table:style-name="ce2">
            <text:p>LeetCode</text:p>
          </table:table-cell>
          <table:covered-table-cell table:number-columns-repeated="7"/>
          <table:table-cell table:number-columns-repeated="16376"/>
        </table:table-row>
        <table:table-row table:number-rows-repeated="3" table:style-name="ro1">
          <table:covered-table-cell/>
          <table:covered-table-cell table:number-columns-repeated="7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4">
            <text:p>Easy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7">
            <text:p>Date</text:p>
          </table:table-cell>
          <table:table-cell office:value-type="string" table:style-name="ce7">
            <text:p>Problem Name</text:p>
          </table:table-cell>
          <table:table-cell office:value-type="string" table:style-name="ce7">
            <text:p>Details</text:p>
          </table:table-cell>
          <table:table-cell table:number-columns-repeated="16381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5">
            <text:p>Mediu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7">
            <text:p>Date</text:p>
          </table:table-cell>
          <table:table-cell office:value-type="string" table:style-name="ce7">
            <text:p>Problem Name</text:p>
          </table:table-cell>
          <table:table-cell office:value-type="string" table:style-name="ce7">
            <text:p>Detail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date" office:date-value="2025-08-12T00:00:00" table:style-name="ce3">
            <text:p>12/08/2025</text:p>
          </table:table-cell>
          <table:table-cell office:value-type="string" table:style-name="ce8">
            <text:p><text:a xlink:href="https://leetcode.com/problems/ways-to-express-an-integer-as-sum-of-powers/">Ways to Express an Integer as Sum of Powers</text:a></text:p>
          </table:table-cell>
          <table:table-cell office:value-type="string" table:style-name="ce1">
            <text:p>There is more than one condition for setting memorization</text:p>
          </table:table-cell>
          <table:table-cell table:number-columns-repeated="16381" table:style-name="ce1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6">
            <text:p>Har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7">
            <text:p>Date</text:p>
          </table:table-cell>
          <table:table-cell office:value-type="string" table:style-name="ce7">
            <text:p>Problem Name</text:p>
          </table:table-cell>
          <table:table-cell office:value-type="string" table:style-name="ce9">
            <text:p>Details</text:p>
          </table:table-cell>
          <table:table-cell table:number-columns-repeated="16381" table:style-name="ce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entury" svg:font-family="Century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Hao Xu</meta:initial-creator>
    <dc:creator>Hao Xu</dc:creator>
    <meta:creation-date>2025-08-12T17:31:14Z</meta:creation-date>
    <dc:date>2025-08-12T18:32:48Z</dc:date>
  </office:meta>
</office:document-meta>
</file>